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Open Sans" svg:font-family="'Open Sans', Arial, 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paragraph-properties fo:margin-left="0in" fo:margin-right="0in" fo:margin-top="0in" fo:margin-bottom="0in" style:contextual-spacing="false" fo:line-height="180%" fo:widows="1" fo:text-indent="0in" style:auto-text-indent="false" fo:padding="0in" fo:border="none"/>
      <style:text-properties fo:font-variant="normal" fo:text-transform="none" fo:color="#000000" style:font-name="Open Sans" fo:font-size="12pt" fo:letter-spacing="normal" fo:font-style="normal" fo:font-weight="normal"/>
    </style:style>
    <style:style style:name="P3" style:family="paragraph" style:parent-style-name="Text_20_body">
      <style:paragraph-properties fo:margin-left="0in" fo:margin-right="0in" fo:margin-top="0in" fo:margin-bottom="0in" style:contextual-spacing="false" fo:line-height="180%" fo:widows="1" fo:text-indent="0in" style:auto-text-indent="false" fo:padding="0in" fo:border="none"/>
    </style:style>
    <style:style style:name="P4" style:family="paragraph" style:parent-style-name="Text_20_body">
      <style:paragraph-properties fo:margin-left="0in" fo:margin-right="0in" fo:margin-top="0in" fo:margin-bottom="0in" style:contextual-spacing="false" fo:line-height="200%" fo:widows="1" fo:text-indent="0in" style:auto-text-indent="false" fo:padding="0in" fo:border="none"/>
    </style:style>
    <style:style style:name="P5" style:family="paragraph" style:parent-style-name="Text_20_body">
      <style:paragraph-properties fo:margin-left="0in" fo:margin-right="0in" fo:margin-top="0in" fo:margin-bottom="0in" style:contextual-spacing="false" fo:line-height="180%" fo:widows="1" fo:text-indent="0in" style:auto-text-indent="false" fo:padding="0in" fo:border="none"/>
      <style:text-properties fo:color="#000000"/>
    </style:style>
    <style:style style:name="P6" style:family="paragraph" style:parent-style-name="Heading_20_1">
      <style:paragraph-properties fo:text-align="justify" style:justify-single-word="false"/>
      <style:text-properties fo:font-variant="normal" fo:text-transform="none" fo:color="#000000" style:font-name="Open Sans" fo:letter-spacing="normal" fo:font-style="normal" fo:font-weight="normal" officeooo:rsid="001b1d6b" officeooo:paragraph-rsid="001b1d6b"/>
    </style:style>
    <style:style style:name="P7" style:family="paragraph" style:parent-style-name="Heading_20_2">
      <style:paragraph-properties fo:text-align="justify" style:justify-single-word="false"/>
      <style:text-properties fo:font-variant="normal" fo:text-transform="none" fo:color="#000000" style:font-name="Open Sans" fo:letter-spacing="normal" fo:font-style="normal" officeooo:rsid="001b1d6b" officeooo:paragraph-rsid="001b1d6b"/>
    </style:style>
    <style:style style:name="P8" style:family="paragraph" style:parent-style-name="Heading_20_2">
      <style:paragraph-properties fo:margin-left="0in" fo:margin-right="0in" fo:margin-top="0in" fo:margin-bottom="0in" style:contextual-spacing="false" fo:line-height="160%" fo:text-align="start" style:justify-single-word="false" fo:widows="1" fo:text-indent="0in" style:auto-text-indent="false" fo:padding="0in" fo:border="none"/>
      <style:text-properties fo:font-variant="normal" fo:text-transform="none" fo:color="#000000" style:font-name="Open Sans" fo:letter-spacing="normal" fo:font-style="normal"/>
    </style:style>
    <style:style style:name="T1" style:family="text">
      <style:text-properties fo:font-weight="bold" fo:padding="0in" fo:border="none"/>
    </style:style>
    <style:style style:name="T2" style:family="text">
      <style:text-properties fo:font-style="italic" fo:padding="0in" fo:border="none"/>
    </style:style>
    <style:style style:name="T3" style:family="text">
      <style:text-properties fo:font-variant="normal" fo:text-transform="none" fo:color="#000000" style:font-name="Consolas" fo:font-size="12pt" fo:letter-spacing="normal" fo:font-style="normal" fo:font-weight="normal" fo:background-color="#f2f2f2" loext:char-shading-value="0" fo:padding="0in" fo:border="none"/>
    </style:style>
    <style:style style:name="T4" style:family="text">
      <style:text-properties fo:font-variant="normal" fo:text-transform="none" fo:color="#000000" style:font-name="Consolas" fo:font-size="12pt" fo:letter-spacing="normal" fo:font-style="normal" fo:font-weight="normal" fo:background-color="#f2f2f2" loext:char-shading-value="0" fo:padding="0.0193in" fo:border="0.06pt solid #cccccc"/>
    </style:style>
    <style:style style:name="T5" style:family="text">
      <style:text-properties fo:font-variant="normal" fo:text-transform="none" fo:color="#000000" style:font-name="Consolas" fo:font-size="12pt" fo:letter-spacing="normal" fo:font-style="normal" fo:font-weight="normal" fo:padding="0in" fo:border="none"/>
    </style:style>
    <style:style style:name="T6" style:family="text">
      <style:text-properties fo:font-variant="normal" fo:text-transform="none" fo:color="#000000" style:font-name="Consolas" fo:font-size="12pt" fo:letter-spacing="normal" fo:font-style="normal" fo:font-weight="normal" fo:padding="0.0193in" fo:border="0.06pt solid #cccccc"/>
    </style:style>
    <style:style style:name="T7" style:family="text">
      <style:text-properties fo:font-variant="normal" fo:text-transform="none" fo:color="#000000" style:font-name="Open Sans" fo:font-size="12pt" fo:letter-spacing="normal" fo:font-style="normal" fo:font-weight="normal"/>
    </style:style>
    <style:style style:name="T8" style:family="text">
      <style:text-properties fo:font-variant="normal" fo:text-transform="none" fo:color="#000000" style:font-name="Open Sans" fo:font-size="12pt" fo:letter-spacing="normal" fo:font-style="normal" fo:font-weight="bold" fo:padding="0in" fo:border="none"/>
    </style:style>
    <style:style style:name="T9" style:family="text">
      <style:text-properties fo:font-variant="normal" fo:text-transform="none" fo:color="#000000" style:font-name="Open Sans" fo:font-size="12pt" fo:letter-spacing="normal" fo:font-style="italic" fo:font-weight="normal" fo:padding="0in" fo:border="none"/>
    </style:style>
    <style:style style:name="T10" style:family="text">
      <style:text-properties fo:font-variant="normal" fo:text-transform="none" fo:color="#000000" style:text-line-through-style="none" style:text-line-through-type="none" style:font-name="Open Sans" fo:font-size="12pt" fo:letter-spacing="normal" fo:font-style="normal" style:text-underline-style="none" fo:font-weight="normal" style:text-blinking="false" fo:padding="0in" fo:border="none"/>
    </style:style>
    <style:style style:name="T11" style:family="text">
      <style:text-properties fo:font-variant="normal" fo:text-transform="none" fo:color="#000000" style:text-line-through-style="none" style:text-line-through-type="none" style:font-name="Consolas" fo:font-size="12pt" fo:letter-spacing="normal" fo:font-style="normal" style:text-underline-style="none" fo:font-weight="normal" style:text-blinking="false" fo:padding="0in" fo:border="none"/>
    </style:style>
    <style:style style:name="T12" style:family="text">
      <style:text-properties fo:font-variant="normal" fo:text-transform="none" fo:color="#000000" fo:letter-spacing="normal" fo:padding="0.0193in" fo:border="0.06pt solid #cccccc"/>
    </style:style>
    <style:style style:name="T13" style:family="text">
      <style:text-properties fo:font-variant="normal" fo:text-transform="none" style:font-name="Open Sans" fo:font-size="12pt" fo:letter-spacing="normal" fo:font-style="normal" fo:font-weight="normal"/>
    </style:style>
    <style:style style:name="T14" style:family="text">
      <style:text-properties fo:font-variant="normal" fo:text-transform="none" style:font-name="Consolas" fo:font-size="12pt" fo:letter-spacing="normal" fo:font-style="normal" fo:font-weight="normal" fo:background-color="#f2f2f2" loext:char-shading-value="0" fo:padding="0.0193in" fo:border="0.06pt solid #cccccc"/>
    </style:style>
    <style:style style:name="T15" style:family="text">
      <style:text-properties fo:font-variant="normal" fo:text-transform="none" fo:color="#ff0000" style:font-name="Open Sans" fo:font-size="12pt" fo:letter-spacing="normal" fo:font-style="normal" fo:font-weight="normal"/>
    </style:style>
    <style:style style:name="T16" style:family="text">
      <style:text-properties fo:font-variant="normal" fo:text-transform="none" fo:color="#ff0000" style:font-name="Open Sans" fo:font-size="12pt" fo:letter-spacing="normal" fo:font-style="normal" fo:font-weight="bold" fo:padding="0in" fo:border="none"/>
    </style:style>
    <style:style style:name="T17" style:family="text">
      <style:text-properties fo:font-variant="normal" fo:text-transform="none" fo:color="#ff0000" style:font-name="Open Sans" fo:font-size="12pt" fo:letter-spacing="normal" fo:font-style="italic" fo:font-weight="normal" fo:padding="0in" fo:border="none"/>
    </style:style>
    <style:style style:name="T18" style:family="text">
      <style:text-properties fo:font-variant="normal" fo:text-transform="none" fo:color="#ff0000" style:font-name="Consolas" fo:font-size="12pt" fo:letter-spacing="normal" fo:font-style="normal" fo:font-weight="normal" fo:background-color="#f2f2f2" loext:char-shading-value="0" fo:padding="0.0193in" fo:border="0.06pt solid #cccccc"/>
    </style:style>
    <style:style style:name="T19" style:family="text">
      <style:text-properties fo:font-variant="normal" fo:text-transform="none" fo:color="#ff0000" style:font-name="Consolas" fo:font-size="12pt" fo:letter-spacing="normal" fo:font-style="normal" fo:font-weight="normal" fo:padding="0in" fo:border="none"/>
    </style:style>
    <style:style style:name="T20" style:family="text">
      <style:text-properties fo:font-variant="normal" fo:text-transform="none" fo:color="#ff0000" style:font-name="Consolas" fo:font-size="12pt" fo:letter-spacing="normal" fo:font-style="normal" fo:font-weight="normal" fo:padding="0.0193in" fo:border="0.06pt solid #cccccc"/>
    </style:style>
    <style:style style:name="T21" style:family="text">
      <style:text-properties fo:font-variant="normal" fo:text-transform="none" fo:color="#ff0000" style:text-line-through-style="none" style:text-line-through-type="none" style:font-name="Consolas" fo:font-size="12pt" fo:letter-spacing="normal" fo:font-style="normal" style:text-underline-style="none" fo:font-weight="normal" style:text-blinking="false" fo:padding="0in" fo:border="none"/>
    </style:style>
    <style:style style:name="T22" style:family="text">
      <style:text-properties fo:font-variant="normal" fo:text-transform="none" fo:color="#ff0000" fo:letter-spacing="normal" fo:padding="0.0193in" fo:border="0.06pt solid #cccccc"/>
    </style:style>
    <style:style style:name="T23" style:family="text">
      <style:text-properties fo:color="#800000"/>
    </style:style>
    <style:style style:name="T24" style:family="text">
      <style:text-properties fo:color="#ff0000"/>
    </style:style>
    <style:style style:name="T25" style:family="text">
      <style:text-properties fo:color="#ff0000" fo:font-weight="bold"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HP 101 (part 13): The Trashman Cometh – Part 1</text:h>
      <text:h text:style-name="P7" text:outline-level="2">Waiting to Exhale</text:h>
      <text:p text:style-name="P2">Maybe you’ve heard the term <text:span text:style-name="T1">GIGO</text:span> before.</text:p>
      <text:p text:style-name="P2">If you haven’t, it stands for <text:span text:style-name="T1">G</text:span>arbage <text:span text:style-name="T1">I</text:span>n, <text:span text:style-name="T1">G</text:span>arbage <text:span text:style-name="T1">O</text:span>ut, and<text:line-break/>it’s a basic fact of computer programming: if you feed your program bad input, you’re almost<text:line-break/>certainly going to get bad output. And no matter which way you cut it, bad output is not a<text:line-break/>Good Thing for a programmer who wants to get noticed.</text:p>
      <text:p text:style-name="P2">In case you think I’m exaggerating, let me give you a simple example. Consider an online loan<text:line-break/>calculator that allows a user to input a desired loan amount, finance term and interest rate.<text:line-break/>Let’s assume that the application doesn’t include any error checks, and that the user decides<text:line-break/>to enter that magic number, 0, into the <text:span text:style-name="T2">Term</text:span> field.</text:p>
      <text:p text:style-name="P2">You can imagine the result. After a few internal calculations the application will end up<text:line-break/>attempting to divide the total amount payable by zero. The slew of ugly error messages<text:line-break/>that follow don’t really bear discussion, but it’s worth noting that they could have been<text:line-break/>avoided had the developer had the foresight to include an <text:span text:style-name="T1">input validation routine</text:span><text:line-break/>when designing the application.</text:p>
      <text:p text:style-name="P2">The moral of this story? If you’re serious about using PHP for web development, <text:soft-page-break/><text:span text:style-name="T24">one of the most important things you must learn is how to validate user input and deal with potentially unsafe data. </text:span>Such input verification is one of the most important safeguards<text:line-break/>a developer can build into an application, and a failure to do this can snowball into<text:line-break/>serious problems, or even cause your application to break when it encounters invalid<text:line-break/>or corrupt data.</text:p>
      <text:p text:style-name="P2">That’s where this edition of PHP 101 comes in. <text:span text:style-name="T24">Over the next few paragraphs, I’m going to show you some basic tricks to validate user input, catch “bad” data before it corrupts your calculations and databases, and provide user notification in a gentle, understandable and non-threatening way.</text:span> To prepare for this exercise, I suggest you spin up a CD of John<text:line-break/>Lennon singing ‘<text:span text:style-name="T2">Imagine</text:span>‘, fill your heart with peace and goodwill towards all men,<text:line-break/>and take a few deep, calming breaths. Once you’ve exhaled, we can get going.</text:p>
      <text:p text:style-name="P5"><text:bookmark text:name="Heading2"/></text:p>
      <text:h text:style-name="P8" text:outline-level="2">An Empty Vessel…</text:h>
      <text:p text:style-name="P4"><text:span text:style-name="T15">This tutorial assumes that the user input to be validated arrives through a web form.</text:span><text:span text:style-name="T7"> This<text:line-break/>is not the only way a PHP script can get user data; however, it is the most common way. </text:span><text:span text:style-name="T15">If<text:line-break/>your PHP application needs to validate command-line input, I’d recommend you read my<text:line-break/>article on the PEAR </text:span><text:span text:style-name="Source_20_Text"><text:span text:style-name="T18">Console_Getopt</text:span></text:span><text:span text:style-name="T15"> class,</text:span><text:span text:style-name="T7"> available for your perusal at<text:line-break/></text:span><text:a xlink:type="simple" xlink:href="http://www.zend.com/pear/tutorials/Console-Getopt.php" office:target-frame-name="_blank" xlink:show="new"><text:span text:style-name="T10">http://www.zend.com/pear/tutorials/Console-Getopt.php</text:span></text:a><text:span text:style-name="T7">.</text:span></text:p>
      <text:p text:style-name="P2"><text:span text:style-name="T24">It’s common practice to use client-side scripting languages such as JavaScript or VBScript<text:line-break/></text:span><text:soft-page-break/><text:span text:style-name="T24">for client-side form validation. However, this type of client-side validation is not<text:line-break/>foolproof. You’re not in control of the client, so if a user turns off JavaScript in<text:line-break/>his or her browser</text:span>, all your efforts to ensure that the user does not enter irrelevant<text:line-break/>data become – well – irrelevant. <text:span text:style-name="T24">That’s why most experienced developers use both<text:line-break/>client-side and server-side validation.</text:span> Server-side validation involves checking the<text:line-break/>values submitted to the server through a PHP script, and taking appropriate action<text:line-break/>when the input is incorrect.</text:p>
      <text:p text:style-name="P2"><text:span text:style-name="T24">Let’s begin with </text:span><text:span text:style-name="T25">the most commonly found input error</text:span><text:span text:style-name="T24">: a required form field that is missing its value.</text:span> Take a look at this example:</text:p>
      <text:p text:style-name="P4"><text:span text:style-name="Source_20_Text"><text:span text:style-name="T4"><text:line-break/></text:span></text:span><text:span text:style-name="Source_20_Text"><text:span text:style-name="T3"><text:line-break/>&lt;html&gt;<text:line-break/>&lt;head&gt;&lt;/head&gt;<text:line-break/>&lt;body&gt;<text:line-break/>&lt;?php</text:span></text:span></text:p>
      <text:p text:style-name="P3"><text:span text:style-name="Source_20_Text"><text:span text:style-name="T5">if (!isset($_POST['submit'])) {<text:line-break/>?&gt;<text:line-break/></text:span></text:span><text:span text:style-name="Source_20_Text"><text:span text:style-name="T6">    &lt;form action = '</text:span></text:span><text:span text:style-name="Source_20_Text"><text:span text:style-name="T5">&lt;?php $_SERVER['PHP_SELF'] ?&gt;</text:span></text:span><text:span text:style-name="Source_20_Text"><text:span text:style-name="T6">' method = 'post'&gt;<text:line-break/>    Which sandwich filling would you like?</text:span></text:span></text:p>
      <text:p text:style-name="P3"><text:span text:style-name="Source_20_Text"><text:span text:style-name="T12">    </text:span></text:span><text:span text:style-name="Source_20_Text"><text:span text:style-name="T6">&lt;br /&gt;<text:line-break/>    &lt;input type = 'text' name = 'filling'&gt;<text:line-break/>    &lt;br /&gt;<text:line-break/>    &lt;input type = 'submit' name = 'submit' value = 'Save'&gt;<text:line-break/></text:span></text:span><text:soft-page-break/><text:span text:style-name="Source_20_Text"><text:span text:style-name="T6">    &lt;/form&gt;<text:line-break/></text:span></text:span><text:span text:style-name="Source_20_Text"><text:span text:style-name="T5">&lt;?php<text:line-break/>}<text:line-break/>else {<text:line-break/>    // set database variables</text:span></text:span></text:p>
      <text:p text:style-name="P3"><text:span text:style-name="Source_20_Text"><text:span text:style-name="T12">    </text:span></text:span><text:span text:style-name="Source_20_Text"><text:span text:style-name="T5">$host = 'localhost';<text:line-break/>    $user = 'user';<text:line-break/>    $pass = 'secret';<text:line-break/>    $db = 'sandwiches';</text:span></text:span></text:p>
      <text:p text:style-name="P3"><text:span text:style-name="Source_20_Text"><text:span text:style-name="T12">    </text:span></text:span><text:span text:style-name="Source_20_Text"><text:span text:style-name="T5">// get user input<text:line-break/>    $filling = </text:span></text:span><text:a xlink:type="simple" xlink:href="https://devzone.zend.com/manual/function.mysql-escape-string.php" office:target-frame-name="_blank" xlink:show="new"><text:span text:style-name="Source_20_Text"><text:span text:style-name="T11">mysql_escape_string</text:span></text:span></text:a><text:span text:style-name="Source_20_Text"><text:span text:style-name="T5">($_POST['filling']);</text:span></text:span></text:p>
      <text:p text:style-name="P3"><text:span text:style-name="Source_20_Text"><text:span text:style-name="T12">    </text:span></text:span><text:span text:style-name="Source_20_Text"><text:span text:style-name="T5">// open connection<text:line-break/>    $connection = </text:span></text:span><text:a xlink:type="simple" xlink:href="https://devzone.zend.com/manual/function.mysql-connect.php" office:target-frame-name="_blank" xlink:show="new"><text:span text:style-name="Source_20_Text"><text:span text:style-name="T11">mysql_connect</text:span></text:span></text:a><text:span text:style-name="Source_20_Text"><text:span text:style-name="T5">($host, $user, $pass) or die('Unable to connect!');</text:span></text:span></text:p>
      <text:p text:style-name="P3"><text:span text:style-name="Source_20_Text"><text:span text:style-name="T12">    </text:span></text:span><text:span text:style-name="Source_20_Text"><text:span text:style-name="T5">// select database <text:line-break/>    </text:span></text:span><text:a xlink:type="simple" xlink:href="https://devzone.zend.com/manual/function.mysql-select-db.php" office:target-frame-name="_blank" xlink:show="new"><text:span text:style-name="Source_20_Text"><text:span text:style-name="T11">mysql_select_db</text:span></text:span></text:a><text:span text:style-name="Source_20_Text"><text:span text:style-name="T5">($db) or die('Unable to select database!');</text:span></text:span></text:p>
      <text:p text:style-name="P3"><text:span text:style-name="Source_20_Text"><text:span text:style-name="T12">    </text:span></text:span><text:span text:style-name="Source_20_Text"><text:span text:style-name="T5">// create query<text:line-break/>    $query = 'INSERT INTO orders (filling) VALUES ("$filling")';</text:span></text:span></text:p>
      <text:p text:style-name="P3"><text:span text:style-name="Source_20_Text"><text:span text:style-name="T12">    </text:span></text:span><text:span text:style-name="Source_20_Text"><text:span text:style-name="T5">// execute query<text:line-break/>    $result = </text:span></text:span><text:a xlink:type="simple" xlink:href="https://devzone.zend.com/manual/function.mysql-query.php" office:target-frame-name="_blank" xlink:show="new"><text:span text:style-name="Source_20_Text"><text:span text:style-name="T11">mysql_query</text:span></text:span></text:a><text:span text:style-name="Source_20_Text"><text:span text:style-name="T5">($query) or die("Error in query: $query. ".</text:span></text:span><text:a xlink:type="simple" xlink:href="https://devzone.zend.com/manual/function.mysql-error.php" office:target-frame-name="_blank" xlink:show="new"><text:span text:style-name="Source_20_Text"><text:span text:style-name="T11">mysql_error</text:span></text:span></text:a><text:span text:style-name="Source_20_Text"><text:span text:style-name="T5">());</text:span></text:span></text:p>
      <text:p text:style-name="P3"><text:span text:style-name="Source_20_Text"><text:span text:style-name="T12">    </text:span></text:span><text:span text:style-name="Source_20_Text"><text:span text:style-name="T5">// close connection</text:span></text:span></text:p>
      <text:p text:style-name="P3"><text:span text:style-name="Source_20_Text"><text:span text:style-name="T12">    </text:span></text:span><text:a xlink:type="simple" xlink:href="https://devzone.zend.com/manual/function.mysql-close.php" office:target-frame-name="_blank" xlink:show="new"><text:span text:style-name="Source_20_Text"><text:span text:style-name="T11">mysql_close</text:span></text:span></text:a><text:span text:style-name="Source_20_Text"><text:span text:style-name="T5">($connection);</text:span></text:span></text:p>
      <text:p text:style-name="P3"><text:span text:style-name="Source_20_Text"><text:span text:style-name="T12">    </text:span></text:span><text:span text:style-name="Source_20_Text"><text:span text:style-name="T5">// display message<text:line-break/>    echo "Your {$_POST['filling']} sandwich is coming right up!";<text:line-break/>}<text:line-break/>?&gt;<text:line-break/></text:span></text:span><text:span text:style-name="Source_20_Text"><text:span text:style-name="T6">&lt;/body&gt;</text:span></text:span></text:p>
      <text:p text:style-name="P4"><text:soft-page-break/><text:span text:style-name="Source_20_Text"><text:span text:style-name="T4">&lt;/html&gt;</text:span></text:span></text:p>
      <text:p text:style-name="P4"><text:span text:style-name="T15">It’s clear from the example above that submitting the form without entering any data<text:line-break/>will result in an empty record being added to the database (assuming no </text:span><text:span text:style-name="Source_20_Text"><text:span text:style-name="T18">NOT NULL</text:span></text:span><text:span text:style-name="T15"><text:line-break/>constraints on the target table). To avoid this, it’s important to verify that the form<text:line-break/>does, in fact, contain valid data, and only then perform the </text:span><text:span text:style-name="Source_20_Text"><text:span text:style-name="T18">INSERT</text:span></text:span><text:span text:style-name="T15"> query.</text:span><text:span text:style-name="T7"><text:line-break/>Here’s how:</text:span></text:p>
      <text:p text:style-name="P4"><text:span text:style-name="Source_20_Text"><text:span text:style-name="T4"><text:line-break/></text:span></text:span><text:span text:style-name="Source_20_Text"><text:span text:style-name="T3"><text:line-break/>&lt;html&gt;</text:span></text:span></text:p>
      <text:p text:style-name="P3"><text:span text:style-name="Source_20_Text"><text:span text:style-name="T6">&lt;head&gt;&lt;/head&gt;<text:line-break/>&lt;body&gt;<text:line-break/></text:span></text:span><text:span text:style-name="Source_20_Text"><text:span text:style-name="T5">&lt;?php<text:line-break/>if (!isset($_POST['submit'])) {<text:line-break/>?&gt;<text:line-break/></text:span></text:span><text:span text:style-name="Source_20_Text"><text:span text:style-name="T6">    &lt;form action = '</text:span></text:span><text:span text:style-name="Source_20_Text"><text:span text:style-name="T5">&lt;?php $_SERVER['PHP_SELF'] ?&gt;</text:span></text:span><text:span text:style-name="Source_20_Text"><text:span text:style-name="T6">' method = 'post'&gt;</text:span></text:span></text:p>
      <text:p text:style-name="P3"><text:span text:style-name="Source_20_Text"><text:span text:style-name="T12">    </text:span></text:span><text:span text:style-name="Source_20_Text"><text:span text:style-name="T6">Which sandwich filling would you like?<text:line-break/>    &lt;br /&gt;<text:line-break/>    &lt;input type = 'text' name = 'filling'&gt;<text:line-break/>    &lt;br /&gt;<text:line-break/>    &lt;input type = 'submit' name = 'submit' value = 'Save'&gt;<text:line-break/>    &lt;/form&gt;<text:line-break/></text:span></text:span><text:soft-page-break/><text:span text:style-name="Source_20_Text"><text:span text:style-name="T5">&lt;?php<text:line-break/>}<text:line-break/>else {</text:span></text:span></text:p>
      <text:p text:style-name="P3"><text:span text:style-name="Source_20_Text"><text:span text:style-name="T12">    </text:span></text:span><text:span text:style-name="Source_20_Text"><text:span text:style-name="T5">// check for required data<text:line-break/>    // die if absent<text:line-break/></text:span></text:span><text:span text:style-name="Source_20_Text"><text:span text:style-name="T19">    if (!isset($_POST['filling']) || </text:span></text:span><text:a xlink:type="simple" xlink:href="https://devzone.zend.com/manual/function.trim.php" office:target-frame-name="_blank" xlink:show="new"><text:span text:style-name="Source_20_Text"><text:span text:style-name="T21">trim</text:span></text:span></text:a><text:span text:style-name="Source_20_Text"><text:span text:style-name="T19">($_POST['filling']) == '') {</text:span></text:span></text:p>
      <text:p text:style-name="P3"><text:span text:style-name="Source_20_Text"><text:span text:style-name="T22">        </text:span></text:span><text:span text:style-name="Source_20_Text"><text:span text:style-name="T20">die(</text:span></text:span><text:span text:style-name="Source_20_Text"><text:span text:style-name="T19">"ERROR: You can't have a sandwich without a filling!");</text:span></text:span><text:span text:style-name="Source_20_Text"><text:span text:style-name="T5"><text:line-break/>    }<text:line-break/>    else {<text:line-break/>        $filling = </text:span></text:span><text:a xlink:type="simple" xlink:href="https://devzone.zend.com/manual/function.mysql-escape-string.php" office:target-frame-name="_blank" xlink:show="new"><text:span text:style-name="Source_20_Text"><text:span text:style-name="T11">mysql_escape_string</text:span></text:span></text:a><text:span text:style-name="Source_20_Text"><text:span text:style-name="T5">(</text:span></text:span><text:a xlink:type="simple" xlink:href="https://devzone.zend.com/manual/function.trim.php" office:target-frame-name="_blank" xlink:show="new"><text:span text:style-name="Source_20_Text"><text:span text:style-name="T11">trim</text:span></text:span></text:a><text:span text:style-name="Source_20_Text"><text:span text:style-name="T5">($_POST['filling']));</text:span></text:span></text:p>
      <text:p text:style-name="P3"><text:span text:style-name="Source_20_Text"><text:span text:style-name="T12">    </text:span></text:span><text:span text:style-name="Source_20_Text"><text:span text:style-name="T6">}</text:span></text:span></text:p>
      <text:p text:style-name="P3"><text:span text:style-name="Source_20_Text"><text:span text:style-name="T12">    </text:span></text:span><text:span text:style-name="Source_20_Text"><text:span text:style-name="T5">// set database variables<text:line-break/>    $host = 'localhost';<text:line-break/>    $user = 'user';<text:line-break/>    $pass = 'secret';</text:span></text:span></text:p>
      <text:p text:style-name="P3"><text:span text:style-name="Source_20_Text"><text:span text:style-name="T12">    </text:span></text:span><text:span text:style-name="Source_20_Text"><text:span text:style-name="T5">$db = 'sandwiches';</text:span></text:span></text:p>
      <text:p text:style-name="P3"><text:span text:style-name="Source_20_Text"><text:span text:style-name="T12">    </text:span></text:span><text:span text:style-name="Source_20_Text"><text:span text:style-name="T5">// open connection<text:line-break/>    $connection = </text:span></text:span><text:a xlink:type="simple" xlink:href="https://devzone.zend.com/manual/function.mysql-connect.php" office:target-frame-name="_blank" xlink:show="new"><text:span text:style-name="Source_20_Text"><text:span text:style-name="T11">mysql_connect</text:span></text:span></text:a><text:span text:style-name="Source_20_Text"><text:span text:style-name="T5">($host, $user, $pass) or die('Unable to connect!');</text:span></text:span></text:p>
      <text:p text:style-name="P3"><text:span text:style-name="Source_20_Text"><text:span text:style-name="T12">    </text:span></text:span><text:span text:style-name="Source_20_Text"><text:span text:style-name="T5">// select database <text:line-break/>    </text:span></text:span><text:a xlink:type="simple" xlink:href="https://devzone.zend.com/manual/function.mysql-select-db.php" office:target-frame-name="_blank" xlink:show="new"><text:span text:style-name="Source_20_Text"><text:span text:style-name="T11">mysql_select_db</text:span></text:span></text:a><text:span text:style-name="Source_20_Text"><text:span text:style-name="T5">($db) or die('Unable to select database!');</text:span></text:span></text:p>
      <text:p text:style-name="P3"><text:span text:style-name="Source_20_Text"><text:span text:style-name="T12">    </text:span></text:span><text:span text:style-name="Source_20_Text"><text:span text:style-name="T5">// create query<text:line-break/>    $query = 'INSERT INTO orders (filling) VALUES ("$filling")';</text:span></text:span></text:p>
      <text:p text:style-name="P3"><text:span text:style-name="Source_20_Text"><text:span text:style-name="T12">    </text:span></text:span><text:span text:style-name="Source_20_Text"><text:span text:style-name="T5">// execute query<text:line-break/>    $result = </text:span></text:span><text:a xlink:type="simple" xlink:href="https://devzone.zend.com/manual/function.mysql-query.php" office:target-frame-name="_blank" xlink:show="new"><text:span text:style-name="Source_20_Text"><text:span text:style-name="T11">mysql_query</text:span></text:span></text:a><text:span text:style-name="Source_20_Text"><text:span text:style-name="T5">($query) or die("Error in query: $query. ".</text:span></text:span><text:a xlink:type="simple" xlink:href="https://devzone.zend.com/manual/function.mysql-error.php" office:target-frame-name="_blank" xlink:show="new"><text:span text:style-name="Source_20_Text"><text:span text:style-name="T11">mysql_error</text:span></text:span></text:a><text:span text:style-name="Source_20_Text"><text:span text:style-name="T5">());</text:span></text:span></text:p>
      <text:p text:style-name="P3"><text:span text:style-name="Source_20_Text"><text:span text:style-name="T12">    </text:span></text:span><text:span text:style-name="Source_20_Text"><text:span text:style-name="T5">// close connection</text:span></text:span></text:p>
      <text:p text:style-name="P3"><text:span text:style-name="Source_20_Text"><text:span text:style-name="T12">    </text:span></text:span><text:a xlink:type="simple" xlink:href="https://devzone.zend.com/manual/function.mysql-close.php" office:target-frame-name="_blank" xlink:show="new"><text:span text:style-name="Source_20_Text"><text:span text:style-name="T11">mysql_close</text:span></text:span></text:a><text:span text:style-name="Source_20_Text"><text:span text:style-name="T5">($connection);</text:span></text:span></text:p>
      <text:p text:style-name="P3"><text:soft-page-break/><text:span text:style-name="Source_20_Text"><text:span text:style-name="T12">    </text:span></text:span><text:span text:style-name="Source_20_Text"><text:span text:style-name="T5">// display message<text:line-break/>    echo "Your {$_POST['filling']} sandwich is coming right up!";<text:line-break/>}<text:line-break/>?&gt;<text:line-break/></text:span></text:span><text:span text:style-name="Source_20_Text"><text:span text:style-name="T6">&lt;/body&gt;</text:span></text:span></text:p>
      <text:p text:style-name="P4"><text:span text:style-name="Source_20_Text"><text:span text:style-name="T4">&lt;/html&gt;</text:span></text:span></text:p>
      <text:p text:style-name="P4"><text:span text:style-name="T7">The error check here is both simple and logical: </text:span><text:span text:style-name="T15">the </text:span><text:span text:style-name="Source_20_Text"><text:span text:style-name="T18">trim()</text:span></text:span><text:span text:style-name="T15"> function is<text:line-break/>used to trim leading and trailing spaces from the field value, which is then compared<text:line-break/>with an empty string.</text:span><text:span text:style-name="T7"> If the match is true, the field was submitted empty, and the<text:line-break/>script dies with an error message before MySQL comes into the picture.</text:span></text:p>
      <text:p text:style-name="P4"><text:span text:style-name="T15">A common mistake, especially among newbies, is to replace the </text:span><text:span text:style-name="Source_20_Text"><text:span text:style-name="T18">isset()</text:span></text:span><text:span text:style-name="T15"><text:line-break/>and </text:span><text:span text:style-name="Source_20_Text"><text:span text:style-name="T18">trim()</text:span></text:span><text:span text:style-name="T15"> combination with a call to PHP’s </text:span><text:span text:style-name="Source_20_Text"><text:span text:style-name="T18">empty()</text:span></text:span><text:span text:style-name="T15"> function,<text:line-break/>which tells you if a variable is empty. This isn’t usually a good idea, because</text:span></text:p>
      <text:p text:style-name="P4"><text:span text:style-name="Source_20_Text"><text:span text:style-name="T18">empty()</text:span></text:span><text:span text:style-name="T15"> has a fatal flaw: it’ll return true even if a variable contains<text:line-break/>the number 0.</text:span><text:span text:style-name="T7"> The following simple example illustrates this:</text:span></text:p>
      <text:p text:style-name="P4"><text:span text:style-name="Source_20_Text"><text:span text:style-name="T4"><text:line-break/></text:span></text:span><text:span text:style-name="Source_20_Text"><text:span text:style-name="T3"><text:line-break/>&lt;?php</text:span></text:span></text:p>
      <text:p text:style-name="P3"><text:span text:style-name="Source_20_Text"><text:span text:style-name="T5">// no data, returns empty<text:line-break/>$data = '';</text:span></text:span></text:p>
      <text:p text:style-name="P3"><text:span text:style-name="Source_20_Text"><text:span text:style-name="T6">echo empty(</text:span></text:span><text:span text:style-name="Source_20_Text"><text:span text:style-name="T5">$data) ? "$data is empty" : "$data is not empty";<text:line-break/>echo "&lt;br /&gt;\n";</text:span></text:span></text:p>
      <text:p text:style-name="P3"><text:span text:style-name="Source_20_Text"><text:span text:style-name="T5">// some data, returns not empty</text:span></text:span></text:p>
      <text:p text:style-name="P3"><text:soft-page-break/><text:span text:style-name="Source_20_Text"><text:span text:style-name="T5">$data = '1';<text:line-break/>echo empty($data) ? "$data is empty" : "$data is not empty";<text:line-break/>echo "&lt;br /&gt;\n";</text:span></text:span></text:p>
      <text:p text:style-name="P3"><text:span text:style-name="Source_20_Text"><text:span text:style-name="T19">// some data, returns empty<text:line-break/>$data = '0';<text:line-break/>echo empty($data) </text:span></text:span><text:span text:style-name="Source_20_Text"><text:span text:style-name="T5">? "$data is empty" : "$data is not empty";</text:span></text:span></text:p>
      <text:p text:style-name="P4"><text:span text:style-name="Source_20_Text"><text:span text:style-name="T3">?&gt;</text:span></text:span></text:p>
      <text:p text:style-name="P4"><text:span text:style-name="T7">So, if your form field is only allowed to hold non-empty, non-zero data,<text:line-break/></text:span><text:span text:style-name="Source_20_Text"><text:span text:style-name="T4">empty()</text:span></text:span><text:span text:style-name="T7"> is a good choice for validating it. But if the range of valid<text:line-break/>values for your field includes the number 0, stick with the </text:span><text:span text:style-name="Source_20_Text"><text:span text:style-name="T4">isset()</text:span></text:span><text:span text:style-name="T7"><text:line-break/>and </text:span><text:span text:style-name="Source_20_Text"><text:span text:style-name="T4">trim()</text:span></text:span><text:span text:style-name="T7"> combination instead.</text:span></text:p>
      <text:p text:style-name="P5"><text:bookmark text:name="Heading3"/></text:p>
      <text:h text:style-name="P8" text:outline-level="2">Not My Type</text:h>
      <text:p text:style-name="P2">So now you know how to catch the most basic error – missing data – and stop script<text:line-break/>processing before any damage takes place. But <text:span text:style-name="T24">what if the data’s present, but of<text:line-break/>the wrong type or size?</text:span> Your ‘missing values’ test won’t be triggered, but your<text:line-break/>calculations and database could still be affected. Obviously, <text:span text:style-name="T24">then, you need to<text:line-break/>add a further layer of security, wherein the data type of the user input is also<text:line-break/>verified.</text:span></text:p>
      <text:p text:style-name="P2">Here’s an example which illustrates:</text:p>
      <text:p text:style-name="P4"><text:span text:style-name="Source_20_Text"><text:span text:style-name="T4"><text:line-break/></text:span></text:span><text:span text:style-name="Source_20_Text"><text:span text:style-name="T3"><text:line-break/>&lt;html&gt;<text:line-break/>&lt;head&gt;&lt;/head&gt;</text:span></text:span></text:p>
      <text:p text:style-name="P3"><text:soft-page-break/><text:span text:style-name="Source_20_Text"><text:span text:style-name="T6">&lt;body&gt;<text:line-break/></text:span></text:span><text:span text:style-name="Source_20_Text"><text:span text:style-name="T5">&lt;?php<text:line-break/>if (!isset($_POST['submit'])) {<text:line-break/>?&gt;<text:line-break/></text:span></text:span><text:span text:style-name="Source_20_Text"><text:span text:style-name="T6">    &lt;form action = '</text:span></text:span><text:span text:style-name="Source_20_Text"><text:span text:style-name="T5">&lt;?php $_SERVER['PHP_SELF']?&gt;</text:span></text:span><text:span text:style-name="Source_20_Text"><text:span text:style-name="T6">' method = 'post'&gt;</text:span></text:span></text:p>
      <text:p text:style-name="P3"><text:span text:style-name="Source_20_Text"><text:span text:style-name="T12">    </text:span></text:span><text:span text:style-name="Source_20_Text"><text:span text:style-name="T6">How many sandwiches would you like? (min 1, max 9)<text:line-break/>    &lt;br /&gt;<text:line-break/>    &lt;input type = 'text' name = 'quantity'&gt;<text:line-break/>    &lt;br /&gt;<text:line-break/>    &lt;input type = 'submit' name = 'submit' value = 'Save'&gt;<text:line-break/>    &lt;/form&gt;<text:line-break/></text:span></text:span><text:span text:style-name="Source_20_Text"><text:span text:style-name="T5">&lt;?php<text:line-break/>}<text:line-break/>else {</text:span></text:span></text:p>
      <text:p text:style-name="P3"><text:span text:style-name="Source_20_Text"><text:span text:style-name="T12">    </text:span></text:span><text:span text:style-name="Source_20_Text"><text:span text:style-name="T5">// check for required data<text:line-break/>    // die if absent<text:line-break/>    if (!isset($_POST['quantity']) || </text:span></text:span><text:a xlink:type="simple" xlink:href="https://devzone.zend.com/manual/function.trim.php" office:target-frame-name="_blank" xlink:show="new"><text:span text:style-name="Source_20_Text"><text:span text:style-name="T11">trim</text:span></text:span></text:a><text:span text:style-name="Source_20_Text"><text:span text:style-name="T5">($_POST['quantity']) == '') {</text:span></text:span></text:p>
      <text:p text:style-name="P3"><text:span text:style-name="Source_20_Text"><text:span text:style-name="T12">        </text:span></text:span><text:span text:style-name="Source_20_Text"><text:span text:style-name="T6">die (</text:span></text:span><text:span text:style-name="Source_20_Text"><text:span text:style-name="T5">"ERROR: Can't make 'em if you don't say how many!");<text:line-break/>    }</text:span></text:span></text:p>
      <text:p text:style-name="P3"><text:span text:style-name="Source_20_Text"><text:span text:style-name="T12">    </text:span></text:span><text:span text:style-name="Source_20_Text"><text:span text:style-name="T19">// check if input is a number<text:line-break/>    if (!</text:span></text:span><text:a xlink:type="simple" xlink:href="https://devzone.zend.com/manual/function.is-numeric.php" office:target-frame-name="_blank" xlink:show="new"><text:span text:style-name="Source_20_Text"><text:span text:style-name="T21">is_numeric</text:span></text:span></text:a><text:span text:style-name="Source_20_Text"><text:span text:style-name="T19">($_POST['quantity']))</text:span></text:span><text:span text:style-name="Source_20_Text"><text:span text:style-name="T5"> {</text:span></text:span></text:p>
      <text:p text:style-name="P3"><text:span text:style-name="Source_20_Text"><text:span text:style-name="T12">        </text:span></text:span><text:span text:style-name="Source_20_Text"><text:span text:style-name="T6">die (</text:span></text:span><text:span text:style-name="Source_20_Text"><text:span text:style-name="T5">"ERROR: Whatever you just said isn't a number!");<text:line-break/>    }</text:span></text:span></text:p>
      <text:p text:style-name="P3"><text:span text:style-name="Source_20_Text"><text:span text:style-name="T12">    </text:span></text:span><text:span text:style-name="Source_20_Text"><text:span text:style-name="T19">// check if input is an integer<text:line-break/>    if (</text:span></text:span><text:a xlink:type="simple" xlink:href="https://devzone.zend.com/manual/function.intval.php" office:target-frame-name="_blank" xlink:show="new"><text:span text:style-name="Source_20_Text"><text:span text:style-name="T21">intval</text:span></text:span></text:a><text:span text:style-name="Source_20_Text"><text:span text:style-name="T19">($_POST['quantity']) != $_POST['quantity']) {</text:span></text:span></text:p>
      <text:p text:style-name="P3"><text:soft-page-break/><text:span text:style-name="Source_20_Text"><text:span text:style-name="T12">        </text:span></text:span><text:span text:style-name="Source_20_Text"><text:span text:style-name="T6">die (</text:span></text:span><text:span text:style-name="Source_20_Text"><text:span text:style-name="T5">"ERROR: Can't do halves, quarters or thirds... I'd lose my job!");<text:line-break/>    }</text:span></text:span></text:p>
      <text:p text:style-name="P3"><text:span text:style-name="Source_20_Text"><text:span text:style-name="T12">    </text:span></text:span><text:span text:style-name="Source_20_Text"><text:span text:style-name="T19">// check if input is in the range 1-9<text:line-break/>    if (($_POST['quantity'] &lt; 1) || ($_POST['quantity'] &gt; 9)) {</text:span></text:span></text:p>
      <text:p text:style-name="P3"><text:span text:style-name="Source_20_Text"><text:span text:style-name="T12">        </text:span></text:span><text:span text:style-name="Source_20_Text"><text:span text:style-name="T6">die (</text:span></text:span><text:span text:style-name="Source_20_Text"><text:span text:style-name="T5">'ERROR: I can only make between 1 and 9 sandwiches per order!');<text:line-break/>    }</text:span></text:span></text:p>
      <text:p text:style-name="P3"><text:span text:style-name="Source_20_Text"><text:span text:style-name="T12">    </text:span></text:span><text:span text:style-name="Source_20_Text"><text:span text:style-name="T5">// process the data<text:line-break/>    echo "I'm making you {$_POST['quantity']} sandwiches. Hope you can eat them all!";<text:line-break/>}<text:line-break/>?&gt;</text:span></text:span></text:p>
      <text:p text:style-name="P4"><text:span text:style-name="Source_20_Text"><text:span text:style-name="T4">&lt;/body&gt;<text:line-break/>&lt;/html&gt;</text:span></text:span></text:p>
      <text:p text:style-name="P4"><text:span text:style-name="T7">Notice that once I’ve established that the field contains some data, I’ve added a<text:line-break/>bunch of tests to make sure it meets data type and range constraints. First, I’ve checked<text:line-break/>if the value is numeric, with</text:span><text:span text:style-name="T15"> the </text:span><text:span text:style-name="Source_20_Text"><text:span text:style-name="T18">is_numeric()</text:span></text:span><text:span text:style-name="T15"> function. This function tests<text:line-break/>a string to see if it is a </text:span><text:span text:style-name="T17">numeric string</text:span><text:span text:style-name="T15"> </text:span><text:span text:style-name="T7">– that is, a string consisting only of<text:line-break/>numbers.</text:span></text:p>
      <text:p text:style-name="P4"><text:span text:style-name="T7">Assuming what you’ve got is a number, the next step is to make sure it’s an integer value<text:line-break/>between 1 and 9. To test if it’s an integer, I’ve used the </text:span><text:span text:style-name="Source_20_Text"><text:span text:style-name="T18">intval()</text:span></text:span><text:span text:style-name="T15"> function<text:line-break/>to extract the integer part of the value</text:span><text:span text:style-name="T7">, and tested it against the value itself. Float<text:line-break/>values (such as 2.5) will fail this test; integer values will pass it. The final step </text:span><text:soft-page-break/><text:span text:style-name="T7">before<text:line-break/>green-lighting the value is to see if it falls between 1 and 9. This is easy to<text:line-break/>accomplish with a couple of inequality tests.</text:span></text:p>
      <text:p text:style-name="P4"><text:span text:style-name="T7">Whilst on the topic, it’s also worth mentioning</text:span><text:span text:style-name="T15"> the </text:span><text:span text:style-name="Source_20_Text"><text:span text:style-name="T18">strlen()</text:span></text:span><text:span text:style-name="T15"> function, which<text:line-break/>returns the length of a string</text:span><text:span text:style-name="T7">. This can come in handy to make sure that form input<text:line-break/>doesn’t exceed a particular length. </text:span><text:span text:style-name="T15">The following example shows how</text:span><text:span text:style-name="T7">:</text:span></text:p>
      <text:p text:style-name="P4"><text:span text:style-name="Source_20_Text"><text:span text:style-name="T4"><text:line-break/></text:span></text:span><text:span text:style-name="Source_20_Text"><text:span text:style-name="T3"><text:line-break/>&lt;html&gt;<text:line-break/>&lt;head&gt;&lt;/head&gt;<text:line-break/>&lt;body&gt;</text:span></text:span></text:p>
      <text:p text:style-name="P3"><text:span text:style-name="Source_20_Text"><text:span text:style-name="T5">&lt;?php<text:line-break/>if (!isset($_POST['submit'])) {<text:line-break/>?&gt;<text:line-break/></text:span></text:span><text:span text:style-name="Source_20_Text"><text:span text:style-name="T6">    &lt;form action = '</text:span></text:span><text:span text:style-name="Source_20_Text"><text:span text:style-name="T5">&lt;?php $_SERVER['PHP_SELF']?&gt;</text:span></text:span><text:span text:style-name="Source_20_Text"><text:span text:style-name="T6">' method = 'post'&gt;</text:span></text:span></text:p>
      <text:p text:style-name="P3"><text:span text:style-name="Source_20_Text"><text:span text:style-name="T12">    </text:span></text:span><text:span text:style-name="Source_20_Text"><text:span text:style-name="T6">Enter a nickname 6-10 characters long:<text:line-break/>    &lt;br /&gt;<text:line-break/>    &lt;input type = 'text' name = 'nick'&gt;<text:line-break/>    &lt;br /&gt;<text:line-break/>    &lt;input type = 'submit' name = 'submit' value = 'Save'&gt;<text:line-break/>    &lt;/form&gt;<text:line-break/></text:span></text:span><text:span text:style-name="Source_20_Text"><text:span text:style-name="T5">&lt;?php<text:line-break/>}<text:line-break/></text:span></text:span><text:soft-page-break/><text:span text:style-name="Source_20_Text"><text:span text:style-name="T5">else {</text:span></text:span></text:p>
      <text:p text:style-name="P3"><text:span text:style-name="Source_20_Text"><text:span text:style-name="T12">    </text:span></text:span><text:span text:style-name="Source_20_Text"><text:span text:style-name="T5">// check for required data<text:line-break/>    // die if absent<text:line-break/>    if (!isset($_POST['nick']) || </text:span></text:span><text:a xlink:type="simple" xlink:href="https://devzone.zend.com/manual/function.trim.php" office:target-frame-name="_blank" xlink:show="new"><text:span text:style-name="Source_20_Text"><text:span text:style-name="T11">trim</text:span></text:span></text:a><text:span text:style-name="Source_20_Text"><text:span text:style-name="T5">($_POST['nick']) == '') {</text:span></text:span></text:p>
      <text:p text:style-name="P3"><text:span text:style-name="Source_20_Text"><text:span text:style-name="T12">        </text:span></text:span><text:span text:style-name="Source_20_Text"><text:span text:style-name="T6">die (</text:span></text:span><text:span text:style-name="Source_20_Text"><text:span text:style-name="T5">'ERROR: Come on, surely you can think of a nickname! How about Pooky?');<text:line-break/>    }</text:span></text:span></text:p>
      <text:p text:style-name="P3"><text:span text:style-name="Source_20_Text"><text:span text:style-name="T12">    </text:span></text:span><text:span text:style-name="Source_20_Text"><text:span text:style-name="T5">// check if input is of the right length<text:line-break/>    </text:span></text:span><text:span text:style-name="Source_20_Text"><text:span text:style-name="T19">if (!(</text:span></text:span><text:a xlink:type="simple" xlink:href="https://devzone.zend.com/manual/function.strlen.php" office:target-frame-name="_blank" xlink:show="new"><text:span text:style-name="Source_20_Text"><text:span text:style-name="T21">strlen</text:span></text:span></text:a><text:span text:style-name="Source_20_Text"><text:span text:style-name="T19">($_POST['nick']) &gt;= 6 &amp;&amp; </text:span></text:span><text:a xlink:type="simple" xlink:href="https://devzone.zend.com/manual/function.strlen.php" office:target-frame-name="_blank" xlink:show="new"><text:span text:style-name="Source_20_Text"><text:span text:style-name="T21">strlen</text:span></text:span></text:a><text:span text:style-name="Source_20_Text"><text:span text:style-name="T19">($_POST['nick']) &lt;= 10)) {</text:span></text:span></text:p>
      <text:p text:style-name="P3"><text:span text:style-name="Source_20_Text"><text:span text:style-name="T12">        </text:span></text:span><text:span text:style-name="Source_20_Text"><text:span text:style-name="T6">die (</text:span></text:span><text:span text:style-name="Source_20_Text"><text:span text:style-name="T5">"ERROR: That's either too long or too short!");<text:line-break/>    }</text:span></text:span></text:p>
      <text:p text:style-name="P3"><text:span text:style-name="Source_20_Text"><text:span text:style-name="T12">    </text:span></text:span><text:span text:style-name="Source_20_Text"><text:span text:style-name="T5">// process the data<text:line-break/>    echo "I'll accept the nickname {$_POST['nick']}, seeing as it's you!";<text:line-break/>}<text:line-break/>?&gt;</text:span></text:span></text:p>
      <text:p text:style-name="P4"><text:span text:style-name="Source_20_Text"><text:span text:style-name="T4">&lt;/body&gt;<text:line-break/>&lt;/html&gt;</text:span></text:span></text:p>
      <text:p text:style-name="P4"><text:span text:style-name="T7">Here, the </text:span><text:span text:style-name="Source_20_Text"><text:span text:style-name="T4">strlen()</text:span></text:span><text:span text:style-name="T7"> function is used to verify that the string input is<text:line-break/>neither too long nor too short. It’s also a handy way to make sure that input data<text:line-break/>satisfies the field length constraints of your database. For example, if you have a MySQL<text:line-break/></text:span><text:span text:style-name="Source_20_Text"><text:span text:style-name="T4">VARCHAR(10)</text:span></text:span><text:span text:style-name="T7"> field, strings over 10 characters in length will be truncated.<text:line-break/>The </text:span><text:span text:style-name="Source_20_Text"><text:span text:style-name="T4">strlen()</text:span></text:span><text:span text:style-name="T7"> function can serve as an early warning system in such cases,<text:line-break/>notifying the user of the length mismatch and avoiding data corruption.</text:span></text:p>
      <text:p text:style-name="P5"><text:bookmark text:name="Heading4"/><text:soft-page-break/></text:p>
      <text:h text:style-name="P8" text:outline-level="2">The Dating Game</text:h>
      <text:p text:style-name="P4"><text:span text:style-name="T8">Validating dates</text:span><text:span text:style-name="T7"> is another important aspect of input validation. It’s all too easy,<text:line-break/>given a series of drop-down list boxes or free-form text fields, for a user to select a<text:line-break/>date like </text:span><text:span text:style-name="Source_20_Text"><text:span text:style-name="T4">29-Feb-2005</text:span></text:span><text:span text:style-name="T7"> or </text:span><text:span text:style-name="Source_20_Text"><text:span text:style-name="T4">31-Apr-2005</text:span></text:span><text:span text:style-name="T7">, neither of which is<text:line-break/>valid. Therefore, it’s important to check that date values provided by the user are<text:line-break/>valid before using them in a calculation.</text:span></text:p>
      <text:p text:style-name="P4"><text:span text:style-name="T7">In PHP, this task is significantly simpler than in other languages, because of</text:span><text:span text:style-name="T15"> the<text:line-break/></text:span><text:span text:style-name="Source_20_Text"><text:span text:style-name="T18">checkdate()</text:span></text:span><text:span text:style-name="T15"> function. This function accepts three arguments – month,<text:line-break/>day and year – and returns a Boolean value indicating whether or not the date is<text:line-break/>valid.</text:span><text:span text:style-name="T7"> The following example demonstrates it in action:</text:span></text:p>
      <text:p text:style-name="P4"><text:span text:style-name="Source_20_Text"><text:span text:style-name="T4"><text:line-break/></text:span></text:span><text:span text:style-name="Source_20_Text"><text:span text:style-name="T3"><text:line-break/>&lt;html&gt;<text:line-break/>&lt;head&gt;&lt;/head&gt;<text:line-break/>&lt;body&gt;<text:line-break/>&lt;?php<text:line-break/>if (!isset($_POST['submit'])) {</text:span></text:span></text:p>
      <text:p text:style-name="P3"><text:span text:style-name="Source_20_Text"><text:span text:style-name="T5">?&gt;<text:line-break/></text:span></text:span><text:span text:style-name="Source_20_Text"><text:span text:style-name="T6">    &lt;form action = '</text:span></text:span><text:span text:style-name="Source_20_Text"><text:span text:style-name="T5">&lt;?php $_SERVER['PHP_SELF']?&gt;</text:span></text:span><text:span text:style-name="Source_20_Text"><text:span text:style-name="T6">' method = 'post'&gt;<text:line-break/>    Enter your date of birth:<text:line-break/>    &lt;br /&gt;&lt;br /&gt;<text:line-break/>    &lt;select name = 'day'&gt;</text:span></text:span></text:p>
      <text:p text:style-name="P3"><text:soft-page-break/><text:span text:style-name="Source_20_Text"><text:span text:style-name="T12">    </text:span></text:span><text:span text:style-name="Source_20_Text"><text:span text:style-name="T5">&lt;?php<text:line-break/>    // generate day numbers<text:line-break/>    for ($x = 1; $x &lt;= 31; $x++) {<text:line-break/>        echo "&lt;option value = $x&gt;$x&lt;/option&gt;";</text:span></text:span></text:p>
      <text:p text:style-name="P3"><text:span text:style-name="Source_20_Text"><text:span text:style-name="T12">    </text:span></text:span><text:span text:style-name="Source_20_Text"><text:span text:style-name="T6">}<text:line-break/>    </text:span></text:span><text:span text:style-name="Source_20_Text"><text:span text:style-name="T5">?&gt;<text:line-break/></text:span></text:span><text:span text:style-name="Source_20_Text"><text:span text:style-name="T6">    &lt;/select&gt;<text:line-break/>    &lt;select name = 'month'&gt;<text:line-break/>    </text:span></text:span><text:span text:style-name="Source_20_Text"><text:span text:style-name="T5">&lt;?php<text:line-break/>    // generate month names<text:line-break/>    for ($x = 1; $x &lt;= 12; $x++) {</text:span></text:span></text:p>
      <text:p text:style-name="P3"><text:span text:style-name="Source_20_Text"><text:span text:style-name="T12">        </text:span></text:span><text:span text:style-name="Source_20_Text"><text:span text:style-name="T6">echo </text:span></text:span><text:span text:style-name="Source_20_Text"><text:span text:style-name="T5">"&lt;option value=$x&gt;".</text:span></text:span><text:a xlink:type="simple" xlink:href="https://devzone.zend.com/manual/function.date.php" office:target-frame-name="_blank" xlink:show="new"><text:span text:style-name="Source_20_Text"><text:span text:style-name="T11">date</text:span></text:span></text:a><text:span text:style-name="Source_20_Text"><text:span text:style-name="T5">('F', </text:span></text:span><text:a xlink:type="simple" xlink:href="https://devzone.zend.com/manual/function.mktime.php" office:target-frame-name="_blank" xlink:show="new"><text:span text:style-name="Source_20_Text"><text:span text:style-name="T11">mktime</text:span></text:span></text:a><text:span text:style-name="Source_20_Text"><text:span text:style-name="T5">(0, 0, 0, $x, 1,1)).'&lt;/option&gt;';</text:span></text:span></text:p>
      <text:p text:style-name="P3"><text:span text:style-name="Source_20_Text"><text:span text:style-name="T12">    </text:span></text:span><text:span text:style-name="Source_20_Text"><text:span text:style-name="T6">}<text:line-break/>    </text:span></text:span><text:span text:style-name="Source_20_Text"><text:span text:style-name="T5">?&gt;<text:line-break/></text:span></text:span><text:span text:style-name="Source_20_Text"><text:span text:style-name="T6">    &lt;/select&gt;<text:line-break/>    &lt;select name = 'year'&gt;<text:line-break/>    </text:span></text:span><text:span text:style-name="Source_20_Text"><text:span text:style-name="T5">&lt;?php<text:line-break/>    // generate year values<text:line-break/>    for ($x = 1950; $x &lt;= 2005; $x++) {</text:span></text:span></text:p>
      <text:p text:style-name="P3"><text:span text:style-name="Source_20_Text"><text:span text:style-name="T12">        </text:span></text:span><text:span text:style-name="Source_20_Text"><text:span text:style-name="T6">echo </text:span></text:span><text:span text:style-name="Source_20_Text"><text:span text:style-name="T5">"&lt;option value=$x&gt;$x&lt;/option&gt;";<text:line-break/>    }<text:line-break/>    ?&gt;<text:line-break/></text:span></text:span><text:span text:style-name="Source_20_Text"><text:span text:style-name="T6">    &lt;/select&gt;<text:line-break/></text:span></text:span><text:soft-page-break/><text:span text:style-name="Source_20_Text"><text:span text:style-name="T6">    &lt;br /&gt;&lt;br /&gt;</text:span></text:span></text:p>
      <text:p text:style-name="P3"><text:span text:style-name="Source_20_Text"><text:span text:style-name="T12">    </text:span></text:span><text:span text:style-name="Source_20_Text"><text:span text:style-name="T6">&lt;input type = 'submit' name = 'submit' value = 'Save'&gt;<text:line-break/>    &lt;/form&gt;<text:line-break/></text:span></text:span><text:span text:style-name="Source_20_Text"><text:span text:style-name="T5">&lt;?php<text:line-break/>}<text:line-break/>else {<text:line-break/>    // check if date is valid<text:line-break/> </text:span></text:span><text:span text:style-name="Source_20_Text"><text:span text:style-name="T19">   if (!</text:span></text:span><text:a xlink:type="simple" xlink:href="https://devzone.zend.com/manual/function.checkdate.php" office:target-frame-name="_blank" xlink:show="new"><text:span text:style-name="Source_20_Text"><text:span text:style-name="T21">checkdate</text:span></text:span></text:a><text:span text:style-name="Source_20_Text"><text:span text:style-name="T19">($_POST['month'], $_POST['day'], $_POST['year'])) {</text:span></text:span></text:p>
      <text:p text:style-name="P3"><text:span text:style-name="Source_20_Text"><text:span text:style-name="T12">        </text:span></text:span><text:span text:style-name="Source_20_Text"><text:span text:style-name="T6">die(</text:span></text:span><text:span text:style-name="Source_20_Text"><text:span text:style-name="T5">"ERROR: The date {$_POST['day']}-{$_POST['month']}-{$_POST['year']} doesn't exist!");<text:line-break/>    }</text:span></text:span></text:p>
      <text:p text:style-name="P3"><text:span text:style-name="Source_20_Text"><text:span text:style-name="T12">    </text:span></text:span><text:span text:style-name="Source_20_Text"><text:span text:style-name="T5">// process the data<text:line-break/>    echo "You entered {$_POST['day']}-{$_POST['month']}-{$_POST['year']} - which is a valid date.";<text:line-break/>}<text:line-break/>?&gt;</text:span></text:span></text:p>
      <text:p text:style-name="P4"><text:span text:style-name="Source_20_Text"><text:span text:style-name="T4">&lt;/body&gt;<text:line-break/>&lt;/html&gt;</text:span></text:span></text:p>
      <text:p text:style-name="P2">Try entering an invalid date, and see how PHP calls you on it. Ain’t that cool?</text:p>
      <text:p text:style-name="P4"><text:span text:style-name="T15">If you’re storing date input in a MySQL table, it’s interesting to note that MySQL does </text:span><text:span text:style-name="T17">not</text:span><text:span text:style-name="T15"> perform any rigorous date verification </text:span><text:span text:style-name="T7">of its own before accepting a<text:line-break/></text:span><text:span text:style-name="Source_20_Text"><text:span text:style-name="T4">DATE</text:span></text:span><text:span text:style-name="T7">, </text:span><text:span text:style-name="Source_20_Text"><text:span text:style-name="T4">DATETIME</text:span></text:span><text:span text:style-name="T7"> or </text:span><text:span text:style-name="Source_20_Text"><text:span text:style-name="T4">TIMESTAMP</text:span></text:span><text:span text:style-name="T7"> value. Instead, it<text:line-break/>expects the developer to build date verification into the application itself. The most<text:line-break/>that MySQL will do, if it encounters an obviously illegal value, is convert the date </text:span><text:soft-page-break/><text:span text:style-name="T7">to a<text:line-break/>zero value – not very helpful at all! Read more about this at</text:span></text:p>
      <text:p text:style-name="P3"><text:a xlink:type="simple" xlink:href="http://dev.mysql.com/doc/mysql/en/datetime.html" office:target-frame-name="_blank" xlink:show="new"><text:span text:style-name="T10">http://dev.mysql.com/doc/mysql/en/datetime.html</text:span></text:a><text:span text:style-name="T7">.</text:span></text:p>
      <text:p text:style-name="P4"><text:span text:style-name="T7">While we’re on the topic,</text:span><text:span text:style-name="T15"> let’s talk a little bit more about </text:span><text:span text:style-name="T16">multiple-choice form<text:line-break/>elements</text:span><text:span text:style-name="T15"> like drop-down list boxes and radio buttons. In cases where it’s mandatory to<text:line-break/>make a choice, a developer must verify that at least one of the available options has<text:line-break/>been selected by the user. This mainly involves clever use of the </text:span><text:span text:style-name="Source_20_Text"><text:span text:style-name="T18">isset()</text:span></text:span><text:span text:style-name="T15"><text:line-break/>and – for multi-select list boxes – the </text:span><text:span text:style-name="Source_20_Text"><text:span text:style-name="T18">is_array()</text:span></text:span><text:span text:style-name="T15"> and </text:span><text:span text:style-name="Source_20_Text"><text:span text:style-name="T18">sizeof()</text:span></text:span><text:span text:style-name="T15"><text:line-break/>functions.</text:span><text:span text:style-name="T7"> The next example illustrates this:</text:span></text:p>
      <text:p text:style-name="P4"><text:span text:style-name="Source_20_Text"><text:span text:style-name="T4"><text:line-break/></text:span></text:span><text:span text:style-name="Source_20_Text"><text:span text:style-name="T3"><text:line-break/>&lt;html&gt;<text:line-break/>&lt;head&gt;&lt;/head&gt;<text:line-break/>&lt;body&gt;<text:line-break/>&lt;?php<text:line-break/>if (!isset($_POST['submit'])) {</text:span></text:span></text:p>
      <text:p text:style-name="P3"><text:span text:style-name="Source_20_Text"><text:span text:style-name="T5">?&gt;<text:line-break/></text:span></text:span><text:span text:style-name="Source_20_Text"><text:span text:style-name="T6">    &lt;form action = '</text:span></text:span><text:span text:style-name="Source_20_Text"><text:span text:style-name="T5">&lt;?php $_SERVER['PHP_SELF'] ?&gt;</text:span></text:span><text:span text:style-name="Source_20_Text"><text:span text:style-name="T6">' method = 'post'&gt;<text:line-break/>    Pizza base:<text:line-break/>    &lt;br /&gt;<text:line-break/>    &lt;input type = 'radio' name = 'base' value = 'thin and crispy'&gt;Thin and crispy</text:span></text:span></text:p>
      <text:p text:style-name="P3"><text:soft-page-break/><text:span text:style-name="Source_20_Text"><text:span text:style-name="T12">    </text:span></text:span><text:span text:style-name="Source_20_Text"><text:span text:style-name="T6">&lt;input type = 'radio' name = 'base' value = 'deep-dish'&gt;Deep-dish<text:line-break/>    &lt;br /&gt;<text:line-break/>Cheese:<text:line-break/>    &lt;br /&gt;<text:line-break/>    &lt;select name = 'cheese'&gt;<text:line-break/>        &lt;option value = 'mozzarella'&gt;Mozzarella&lt;/option&gt;<text:line-break/>        &lt;option value = 'parmesan'&gt;Parmesan&lt;/option&gt;</text:span></text:span></text:p>
      <text:p text:style-name="P3"><text:span text:style-name="Source_20_Text"><text:span text:style-name="T12">        </text:span></text:span><text:span text:style-name="Source_20_Text"><text:span text:style-name="T6">&lt;option value = 'gruyere'&gt;Gruyere&lt;/option&gt;<text:line-break/>    &lt;/select&gt;<text:line-break/>    &lt;br /&gt;<text:line-break/>    Toppings:<text:line-break/>    &lt;br /&gt;<text:line-break/>    &lt;select multiple name = 'toppings[]'&gt;<text:line-break/>        &lt;option value = 'tomatoes'&gt;Tomatoes&lt;/option&gt;</text:span></text:span></text:p>
      <text:p text:style-name="P3"><text:span text:style-name="Source_20_Text"><text:span text:style-name="T12">        </text:span></text:span><text:span text:style-name="Source_20_Text"><text:span text:style-name="T6">&lt;option value = 'olives'&gt;Olives&lt;/option&gt;<text:line-break/>        &lt;option value = 'pepperoni'&gt;Pepperoni&lt;/option&gt;<text:line-break/>        &lt;option value = 'onions'&gt;Onions&lt;/option&gt;<text:line-break/>        &lt;option value = 'peppers'&gt;Peppers&lt;/option&gt;<text:line-break/>        &lt;option value = 'sausage'&gt;Sausage&lt;/option&gt;</text:span></text:span></text:p>
      <text:p text:style-name="P3"><text:span text:style-name="Source_20_Text"><text:span text:style-name="T12">        </text:span></text:span><text:span text:style-name="Source_20_Text"><text:span text:style-name="T6">&lt;option value = 'anchovies'&gt;Anchovies&lt;/option&gt;<text:line-break/>    &lt;/select&gt;<text:line-break/>    &lt;br /&gt;<text:line-break/></text:span></text:span><text:soft-page-break/><text:span text:style-name="Source_20_Text"><text:span text:style-name="T6">    &lt;input type = 'submit' name = 'submit' value = 'Save'&gt;<text:line-break/>    &lt;/form&gt;<text:line-break/></text:span></text:span><text:span text:style-name="Source_20_Text"><text:span text:style-name="T5">&lt;?php<text:line-break/>}<text:line-break/>else {</text:span></text:span></text:p>
      <text:p text:style-name="P3"><text:span text:style-name="Source_20_Text"><text:span text:style-name="T12">    </text:span></text:span><text:span text:style-name="Source_20_Text"><text:span text:style-name="T5">// check radio button<text:line-break/>    if (!isset($_POST['base'])) {<text:line-break/>        die('You must select a base for the pizza');<text:line-break/>    }</text:span></text:span></text:p>
      <text:p text:style-name="P3"><text:span text:style-name="Source_20_Text"><text:span text:style-name="T12">    </text:span></text:span><text:span text:style-name="Source_20_Text"><text:span text:style-name="T5">// check list box</text:span></text:span></text:p>
      <text:p text:style-name="P3"><text:span text:style-name="Source_20_Text"><text:span text:style-name="T12">    </text:span></text:span><text:span text:style-name="Source_20_Text"><text:span text:style-name="T5">if (!isset($_POST['cheese'])) {<text:line-break/>        die('You must select a cheese for the pizza');<text:line-break/>    }</text:span></text:span></text:p>
      <text:p text:style-name="P3"><text:span text:style-name="Source_20_Text"><text:span text:style-name="T12">    </text:span></text:span><text:span text:style-name="Source_20_Text"><text:span text:style-name="T5">// check multi-select box<text:line-break/></text:span></text:span><text:span text:style-name="Source_20_Text"><text:span text:style-name="T19">    if (!</text:span></text:span><text:a xlink:type="simple" xlink:href="https://devzone.zend.com/manual/function.is-array.php" office:target-frame-name="_blank" xlink:show="new"><text:span text:style-name="Source_20_Text"><text:span text:style-name="T21">is_array</text:span></text:span></text:a><text:span text:style-name="Source_20_Text"><text:span text:style-name="T19">($_POST['toppings']) || </text:span></text:span><text:a xlink:type="simple" xlink:href="https://devzone.zend.com/manual/function.sizeof.php" office:target-frame-name="_blank" xlink:show="new"><text:span text:style-name="Source_20_Text"><text:span text:style-name="T21">sizeof</text:span></text:span></text:a><text:span text:style-name="Source_20_Text"><text:span text:style-name="T19">($_POST['toppings']) &lt; 1) {</text:span></text:span></text:p>
      <text:p text:style-name="P3"><text:span text:style-name="Source_20_Text"><text:span text:style-name="T12">        </text:span></text:span><text:span text:style-name="Source_20_Text"><text:span text:style-name="T6">die(</text:span></text:span><text:span text:style-name="Source_20_Text"><text:span text:style-name="T5">'You must select at least one topping for the pizza');<text:line-break/>    }</text:span></text:span></text:p>
      <text:p text:style-name="P3"><text:span text:style-name="Source_20_Text"><text:span text:style-name="T12">    </text:span></text:span><text:span text:style-name="Source_20_Text"><text:span text:style-name="T5">// process the data<text:line-break/>    echo "One {$_POST['base']} {$_POST['cheese']} pizza with ";<text:line-break/>    foreach ($_POST['toppings'] as $topping) echo $topping.", ";</text:span></text:span></text:p>
      <text:p text:style-name="P3"><text:span text:style-name="Source_20_Text"><text:span text:style-name="T12">    </text:span></text:span><text:span text:style-name="Source_20_Text"><text:span text:style-name="T6">echo </text:span></text:span><text:span text:style-name="Source_20_Text"><text:span text:style-name="T5">"coming up!";</text:span></text:span></text:p>
      <text:p text:style-name="P4"><text:span text:style-name="Source_20_Text"><text:span text:style-name="T4">}<text:line-break/></text:span></text:span><text:span text:style-name="Source_20_Text"><text:span text:style-name="T3">?&gt;<text:line-break/></text:span></text:span><text:span text:style-name="Source_20_Text"><text:span text:style-name="T4">&lt;/body&gt;<text:line-break/>&lt;/html&gt;</text:span></text:span></text:p>
      <text:p text:style-name="P4"><text:soft-page-break/><text:span text:style-name="T7">Nothing to tax your brain too much here – </text:span><text:span text:style-name="T15">the </text:span><text:span text:style-name="Source_20_Text"><text:span text:style-name="T18">isset()</text:span></text:span><text:span text:style-name="T15"> function merely<text:line-break/>checks to see if at least one of a set of options has been selected, and prints an error<text:line-break/>message if this is not the case. Notice how the multi-select list box is validated: when<text:line-break/>the form is submitted, selections made here are placed in an array, and PHP’s</text:span></text:p>
      <text:p text:style-name="P4"><text:span text:style-name="Source_20_Text"><text:span text:style-name="T18">is_array()</text:span></text:span><text:span text:style-name="T15"> and </text:span><text:span text:style-name="Source_20_Text"><text:span text:style-name="T18">sizeof()</text:span></text:span><text:span text:style-name="T15"> functions are used to test that array<text:line-break/>and ensure that it contains at least one element.</text:span></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Lucida Console', monospace"/>
    <style:font-face style:name="Open Sans" svg:font-family="'Open Sans', Arial, 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8-22T00:37:14.628776978</dc:date>
    <meta:editing-duration>PT39M6S</meta:editing-duration>
    <meta:editing-cycles>12</meta:editing-cycles>
    <meta:document-statistic meta:table-count="0" meta:image-count="0" meta:object-count="0" meta:page-count="19" meta:paragraph-count="117" meta:word-count="2485" meta:character-count="16126" meta:non-whitespace-character-count="12904"/>
  </office:meta>
</office:document-meta>
</file>